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a6e0" officeooo:paragraph-rsid="000fa6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SENTACIÓN</text:p>
      <text:p text:style-name="P1"/>
      <text:p text:style-name="P1">OdooLover</text:p>
      <text:p text:style-name="Standard"/>
      <text:p text:style-name="Standard"><text:a xlink:type="simple" xlink:href="https://www.canva.com/design/DAFzsQoIx3o/eCZeIN55w9QDm8vERvA3FQ/edit?utm_content=DAFzsQoIx3o&amp;utm_campaign=designshare&amp;utm_medium=link2&amp;utm_source=sharebutton" text:style-name="Internet_20_link" text:visited-style-name="Visited_20_Internet_20_Link">https://www.canva.com/design/DAFzsQoIx3o/eCZeIN55w9QDm8vERvA3FQ/edit?utm_content=DAFzsQoIx3o&amp;utm_campaign=designshare&amp;utm_medium=link2&amp;utm_source=sharebutton</text:a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6T18:25:32.763000000</meta:creation-date>
    <dc:date>2023-11-16T18:26:28.925000000</dc:date>
    <meta:editing-duration>PT56S</meta:editing-duration>
    <meta:editing-cycles>2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3" meta:word-count="3" meta:character-count="178" meta:non-whitespace-character-count="178"/>
  </office:meta>
</office:document-meta>
</file>